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2BAE81B938D2CC7C.pdf" manifest:media-type="application/pdf"/>
  <manifest:file-entry manifest:full-path="Pictures/10000000000002400000018080EF00729BFF7F6B.png" manifest:media-type="image/png"/>
  <manifest:file-entry manifest:full-path="Pictures/10000000000001E000000180F219EE4CC060635C.png" manifest:media-type="image/png"/>
  <manifest:file-entry manifest:full-path="Pictures/1000000000000240000001807A52D928710C3464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3.556cm" fo:min-width="8.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637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17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8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7" style:family="paragraph">
      <loext:graphic-properties draw:fill="solid" draw:fill-color="#ffffff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4.5pt" style:font-size-asian="4.5pt" style:font-size-complex="4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978cm" svg:height="3.302cm" svg:x="0cm" svg:y="0.262cm">
          <draw:image xlink:href="Pictures/1000000000000240000001807A52D928710C3464.pdf" xlink:type="simple" xlink:show="embed" xlink:actuate="onLoad" loext:mime-type="application/pdf">
            <text:p/>
          </draw:image>
          <draw:image xlink:href="Pictures/10000000000002400000018080EF00729BFF7F6B.png" xlink:type="simple" xlink:show="embed" xlink:actuate="onLoad" loext:mime-type="image/png"/>
        </draw:frame>
        <draw:frame draw:style-name="gr2" draw:text-style-name="P3" draw:layer="layout" svg:width="2.921cm" svg:height="0.627cm" svg:x="0.051cm" svg:y="0.011cm">
          <draw:text-box>
            <text:p text:style-name="P2"><text:span text:style-name="T1">a) Floating-Point 32-bit </text:span></text:p>
          </draw:text-box>
        </draw:frame>
        <draw:frame draw:style-name="gr3" draw:text-style-name="P4" draw:layer="layout" svg:width="1.505cm" svg:height="0.26cm" svg:x="1.524cm" svg:y="0.77cm">
          <draw:text-box>
            <text:p><text:span text:style-name="T2">MAE = 0.0955 m</text:span></text:p>
          </draw:text-box>
        </draw:frame>
        <draw:frame draw:style-name="gr1" draw:text-style-name="P1" draw:layer="layout" svg:width="4.115cm" svg:height="3.302cm" svg:x="4.726cm" svg:y="0.313cm">
          <draw:image xlink:href="Pictures/10000000000001E0000001802BAE81B938D2CC7C.pdf" xlink:type="simple" xlink:show="embed" xlink:actuate="onLoad" loext:mime-type="application/pdf">
            <text:p/>
          </draw:image>
          <draw:image xlink:href="Pictures/10000000000001E000000180F219EE4CC060635C.png" xlink:type="simple" xlink:show="embed" xlink:actuate="onLoad" loext:mime-type="image/png"/>
        </draw:frame>
        <draw:custom-shape draw:style-name="gr4" draw:text-style-name="P5" draw:layer="layout" svg:width="8.89cm" svg:height="3.556cm" svg:x="0cm" svg:y="0.00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0.637cm" svg:height="0.154cm" draw:transform="rotate (1.5707963267949) translate (8.636cm 2.093cm)">
          <draw:text-box>
            <text:p><text:span text:style-name="T3">Predictions</text:span></text:p>
          </draw:text-box>
        </draw:frame>
        <draw:frame draw:style-name="gr6" draw:text-style-name="P7" draw:layer="layout" svg:width="1.458cm" svg:height="0.179cm" svg:x="5.908cm" svg:y="0.427cm">
          <draw:text-box>
            <text:p><text:span text:style-name="T4">2D error distribu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3.5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1T11:17:41.536018549</dc:date>
    <meta:editing-duration>P1DT3H21M46S</meta:editing-duration>
    <meta:editing-cycles>139</meta:editing-cycles>
    <meta:document-statistic meta:object-count="7"/>
  </office:meta>
</office:document-meta>
</file>